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/>
          <table:table-cell office:value-type="float" office:value="74.86" calcext:value-type="float">
            <text:p>74.86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3-13T16:47:42.923895156</dc:date>
    <meta:editing-duration>PT4H43M10S</meta:editing-duration>
    <meta:editing-cycles>13</meta:editing-cycles>
    <meta:generator>LibreOffice/7.3.7.2$Linux_X86_64 LibreOffice_project/30$Build-2</meta:generator>
    <meta:document-statistic meta:table-count="1" meta:cell-count="218" meta:object-count="0"/>
  </office:meta>
</office:document-meta>
</file>